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3DA9EAE42BA041B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officeooo:rsid="002bb562" officeooo:paragraph-rsid="002bb562"/>
    </style:style>
    <style:style style:name="P32" style:family="paragraph" style:parent-style-name="Standard">
      <style:text-properties style:text-underline-style="none" officeooo:rsid="002bf7b8" officeooo:paragraph-rsid="002bf7b8"/>
    </style:style>
    <style:style style:name="P33" style:family="paragraph" style:parent-style-name="Standard">
      <style:text-properties style:text-underline-style="none" officeooo:rsid="002eeea9" officeooo:paragraph-rsid="002eeea9"/>
    </style:style>
    <style:style style:name="P34" style:family="paragraph" style:parent-style-name="Standard">
      <style:text-properties style:text-underline-style="none" officeooo:rsid="002ff443" officeooo:paragraph-rsid="002ff443"/>
    </style:style>
    <style:style style:name="P35" style:family="paragraph" style:parent-style-name="Standard">
      <style:text-properties style:text-underline-style="none" officeooo:rsid="00303da3" officeooo:paragraph-rsid="00303da3"/>
    </style:style>
    <style:style style:name="P36" style:family="paragraph" style:parent-style-name="Standard">
      <style:text-properties style:text-underline-style="none" officeooo:rsid="0027002f" officeooo:paragraph-rsid="0029189c"/>
    </style:style>
    <style:style style:name="P37" style:family="paragraph" style:parent-style-name="Standard">
      <style:text-properties style:text-underline-style="none" officeooo:rsid="0031da69" officeooo:paragraph-rsid="0031da69"/>
    </style:style>
    <style:style style:name="P38" style:family="paragraph" style:parent-style-name="Standard">
      <style:text-properties style:text-underline-style="none" officeooo:rsid="00329070" officeooo:paragraph-rsid="0031da69"/>
    </style:style>
    <style:style style:name="P39" style:family="paragraph" style:parent-style-name="Standard">
      <style:text-properties style:text-underline-style="none" officeooo:rsid="00329070" officeooo:paragraph-rsid="00329070"/>
    </style:style>
    <style:style style:name="P40" style:family="paragraph" style:parent-style-name="Standard">
      <style:text-properties style:text-underline-style="none" officeooo:rsid="00356cc6" officeooo:paragraph-rsid="00356cc6"/>
    </style:style>
    <style:style style:name="P41" style:family="paragraph" style:parent-style-name="Standard">
      <style:text-properties style:text-underline-style="none" officeooo:rsid="0039e6b6" officeooo:paragraph-rsid="003bc879"/>
    </style:style>
    <style:style style:name="P42" style:family="paragraph" style:parent-style-name="Standard">
      <style:text-properties style:text-underline-style="none" officeooo:rsid="003bc879" officeooo:paragraph-rsid="003bc879"/>
    </style:style>
    <style:style style:name="P43" style:family="paragraph" style:parent-style-name="Standard">
      <style:text-properties style:text-underline-style="none" fo:font-weight="normal" officeooo:rsid="003cd046" officeooo:paragraph-rsid="003cd046" style:font-weight-asian="normal" style:font-weight-complex="normal"/>
    </style:style>
    <style:style style:name="P44" style:family="paragraph" style:parent-style-name="Standard">
      <style:text-properties style:text-underline-style="none" fo:font-weight="normal" officeooo:rsid="003e6efd" officeooo:paragraph-rsid="003e6efd" style:font-weight-asian="normal" style:font-weight-complex="normal"/>
    </style:style>
    <style:style style:name="P45" style:family="paragraph" style:parent-style-name="Standard">
      <style:text-properties style:text-underline-style="none" fo:font-weight="normal" officeooo:rsid="00405c0e" officeooo:paragraph-rsid="00405c0e" style:font-weight-asian="normal" style:font-weight-complex="normal"/>
    </style:style>
    <style:style style:name="P46" style:family="paragraph" style:parent-style-name="Standard">
      <style:text-properties style:text-underline-style="none" fo:font-weight="normal" officeooo:rsid="00405c0e" officeooo:paragraph-rsid="0048bcdf" style:font-weight-asian="normal" style:font-weight-complex="normal"/>
    </style:style>
    <style:style style:name="P47" style:family="paragraph" style:parent-style-name="Standard">
      <style:text-properties style:text-underline-style="none" fo:font-weight="normal" officeooo:rsid="00484b82" officeooo:paragraph-rsid="00484b82" style:font-weight-asian="normal" style:font-weight-complex="normal"/>
    </style:style>
    <style:style style:name="P48" style:family="paragraph" style:parent-style-name="Standard">
      <style:text-properties style:text-underline-style="none" fo:font-weight="normal" officeooo:rsid="004a345d" officeooo:paragraph-rsid="004a345d" style:font-weight-asian="normal" style:font-weight-complex="normal"/>
    </style:style>
    <style:style style:name="P49" style:family="paragraph" style:parent-style-name="Standard">
      <style:text-properties style:text-underline-style="none" fo:font-weight="normal" officeooo:rsid="004b0792" officeooo:paragraph-rsid="004b0792" style:font-weight-asian="normal" style:font-weight-complex="normal"/>
    </style:style>
    <style:style style:name="P50" style:family="paragraph" style:parent-style-name="Standard">
      <style:text-properties style:text-underline-style="none" fo:font-weight="normal" officeooo:rsid="004d839f" officeooo:paragraph-rsid="004d839f" style:font-weight-asian="normal" style:font-weight-complex="normal"/>
    </style:style>
    <style:style style:name="P51" style:family="paragraph" style:parent-style-name="Standard">
      <style:text-properties style:text-underline-style="none" fo:font-weight="normal" officeooo:rsid="004f0864" officeooo:paragraph-rsid="004f0864" style:font-weight-asian="normal" style:font-weight-complex="normal"/>
    </style:style>
    <style:style style:name="P52" style:family="paragraph" style:parent-style-name="Standard">
      <style:text-properties style:text-underline-style="none" fo:font-weight="normal" officeooo:rsid="005204d7" officeooo:paragraph-rsid="005204d7" style:font-weight-asian="normal" style:font-weight-complex="normal"/>
    </style:style>
    <style:style style:name="P53" style:family="paragraph" style:parent-style-name="Standard">
      <style:text-properties style:text-underline-style="none" fo:font-weight="normal" officeooo:rsid="00554a6e" officeooo:paragraph-rsid="00554a6e" style:font-weight-asian="normal" style:font-weight-complex="normal"/>
    </style:style>
    <style:style style:name="P54" style:family="paragraph" style:parent-style-name="Standard">
      <style:text-properties style:text-underline-style="none" fo:font-weight="normal" officeooo:rsid="00554a6e" officeooo:paragraph-rsid="009625c1" style:font-weight-asian="normal" style:font-weight-complex="normal"/>
    </style:style>
    <style:style style:name="P55" style:family="paragraph" style:parent-style-name="Standard">
      <style:text-properties style:text-underline-style="none" fo:font-weight="normal" officeooo:rsid="006b47df" officeooo:paragraph-rsid="006b47df" style:font-weight-asian="normal" style:font-weight-complex="normal"/>
    </style:style>
    <style:style style:name="P56" style:family="paragraph" style:parent-style-name="Standard">
      <style:text-properties style:text-underline-style="none" fo:font-weight="normal" officeooo:rsid="006c4aa7" officeooo:paragraph-rsid="006c4aa7" style:font-weight-asian="normal" style:font-weight-complex="normal"/>
    </style:style>
    <style:style style:name="P57" style:family="paragraph" style:parent-style-name="Standard">
      <style:text-properties style:text-underline-style="none" fo:font-weight="normal" officeooo:rsid="006d6ef1" officeooo:paragraph-rsid="0073269d" style:font-weight-asian="normal" style:font-weight-complex="normal"/>
    </style:style>
    <style:style style:name="P58" style:family="paragraph" style:parent-style-name="Standard">
      <style:text-properties style:text-underline-style="none" fo:font-weight="normal" officeooo:rsid="006f4d0c" officeooo:paragraph-rsid="006f4d0c" style:font-weight-asian="normal" style:font-weight-complex="normal"/>
    </style:style>
    <style:style style:name="P59" style:family="paragraph" style:parent-style-name="Standard">
      <style:text-properties style:text-underline-style="none" fo:font-weight="normal" officeooo:rsid="00736c47" officeooo:paragraph-rsid="00736c47" style:font-weight-asian="normal" style:font-weight-complex="normal"/>
    </style:style>
    <style:style style:name="P60" style:family="paragraph" style:parent-style-name="Standard">
      <style:text-properties style:text-underline-style="none" fo:font-weight="normal" officeooo:rsid="007405c4" officeooo:paragraph-rsid="007405c4" style:font-weight-asian="normal" style:font-weight-complex="normal"/>
    </style:style>
    <style:style style:name="P61" style:family="paragraph" style:parent-style-name="Standard">
      <style:text-properties style:text-underline-style="none" fo:font-weight="normal" officeooo:rsid="00754f82" officeooo:paragraph-rsid="00754f82" style:font-weight-asian="normal" style:font-weight-complex="normal"/>
    </style:style>
    <style:style style:name="P62" style:family="paragraph" style:parent-style-name="Standard">
      <style:text-properties style:text-underline-style="none" fo:font-weight="normal" officeooo:rsid="00754f82" officeooo:paragraph-rsid="0079e61f" style:font-weight-asian="normal" style:font-weight-complex="normal"/>
    </style:style>
    <style:style style:name="P63" style:family="paragraph" style:parent-style-name="Standard">
      <style:text-properties style:text-underline-style="none" fo:font-weight="normal" officeooo:rsid="0079e61f" officeooo:paragraph-rsid="0079e61f" style:font-weight-asian="normal" style:font-weight-complex="normal"/>
    </style:style>
    <style:style style:name="P64" style:family="paragraph" style:parent-style-name="Standard">
      <style:text-properties style:text-underline-style="none" fo:font-weight="normal" officeooo:rsid="0071b369" officeooo:paragraph-rsid="0073269d" style:font-weight-asian="normal" style:font-weight-complex="normal"/>
    </style:style>
    <style:style style:name="P65" style:family="paragraph" style:parent-style-name="Standard">
      <style:text-properties style:text-underline-style="none" fo:font-weight="normal" officeooo:rsid="007ff05d" officeooo:paragraph-rsid="007ff05d" style:font-weight-asian="normal" style:font-weight-complex="normal"/>
    </style:style>
    <style:style style:name="P66" style:family="paragraph" style:parent-style-name="Standard">
      <style:text-properties style:text-underline-style="none" fo:font-weight="normal" officeooo:rsid="008133a0" officeooo:paragraph-rsid="008133a0" style:font-weight-asian="normal" style:font-weight-complex="normal"/>
    </style:style>
    <style:style style:name="P67" style:family="paragraph" style:parent-style-name="Standard">
      <style:text-properties style:text-underline-style="none" fo:font-weight="normal" officeooo:rsid="0081ebdd" officeooo:paragraph-rsid="0081ebdd" style:font-weight-asian="normal" style:font-weight-complex="normal"/>
    </style:style>
    <style:style style:name="P68" style:family="paragraph" style:parent-style-name="Standard">
      <style:text-properties style:text-underline-style="none" fo:font-weight="normal" officeooo:rsid="00839683" officeooo:paragraph-rsid="00839683" style:font-weight-asian="normal" style:font-weight-complex="normal"/>
    </style:style>
    <style:style style:name="P69" style:family="paragraph" style:parent-style-name="Standard">
      <style:text-properties style:text-underline-style="none" fo:font-weight="normal" officeooo:rsid="0085653e" officeooo:paragraph-rsid="0085653e" style:font-weight-asian="normal" style:font-weight-complex="normal"/>
    </style:style>
    <style:style style:name="P70" style:family="paragraph" style:parent-style-name="Standard">
      <style:text-properties style:text-underline-style="none" fo:font-weight="normal" officeooo:rsid="0086b8e4" officeooo:paragraph-rsid="0086b8e4" style:font-weight-asian="normal" style:font-weight-complex="normal"/>
    </style:style>
    <style:style style:name="P71" style:family="paragraph" style:parent-style-name="Standard">
      <style:text-properties style:text-underline-style="none" fo:font-weight="normal" officeooo:rsid="008980d8" officeooo:paragraph-rsid="008980d8" style:font-weight-asian="normal" style:font-weight-complex="normal"/>
    </style:style>
    <style:style style:name="P72" style:family="paragraph" style:parent-style-name="Standard">
      <style:text-properties style:text-underline-style="none" fo:font-weight="normal" officeooo:rsid="008d8865" officeooo:paragraph-rsid="008d8865" style:font-weight-asian="normal" style:font-weight-complex="normal"/>
    </style:style>
    <style:style style:name="P73" style:family="paragraph" style:parent-style-name="Standard">
      <style:text-properties style:text-underline-style="none" fo:font-weight="normal" officeooo:rsid="008f6190" officeooo:paragraph-rsid="008f6190" style:font-weight-asian="normal" style:font-weight-complex="normal"/>
    </style:style>
    <style:style style:name="P74" style:family="paragraph" style:parent-style-name="Standard">
      <style:text-properties style:text-underline-style="none" fo:font-weight="normal" officeooo:rsid="00913b92" officeooo:paragraph-rsid="00913b92" style:font-weight-asian="normal" style:font-weight-complex="normal"/>
    </style:style>
    <style:style style:name="P75" style:family="paragraph" style:parent-style-name="Standard">
      <style:text-properties style:text-underline-style="none" fo:font-weight="normal" officeooo:rsid="00913b92" officeooo:paragraph-rsid="0097de38" style:font-weight-asian="normal" style:font-weight-complex="normal"/>
    </style:style>
    <style:style style:name="P76" style:family="paragraph" style:parent-style-name="Standard">
      <style:text-properties style:text-underline-style="none" fo:font-weight="normal" officeooo:rsid="0091af86" officeooo:paragraph-rsid="0091af86" style:font-weight-asian="normal" style:font-weight-complex="normal"/>
    </style:style>
    <style:style style:name="P77" style:family="paragraph" style:parent-style-name="Standard">
      <style:text-properties style:text-underline-style="none" fo:font-weight="normal" officeooo:rsid="0093a9d9" officeooo:paragraph-rsid="0093a9d9" style:font-weight-asian="normal" style:font-weight-complex="normal"/>
    </style:style>
    <style:style style:name="P78" style:family="paragraph" style:parent-style-name="Standard">
      <style:text-properties style:text-underline-style="none" fo:font-weight="normal" officeooo:rsid="0093fd6b" officeooo:paragraph-rsid="0093fd6b" style:font-weight-asian="normal" style:font-weight-complex="normal"/>
    </style:style>
    <style:style style:name="P79" style:family="paragraph" style:parent-style-name="Standard">
      <style:text-properties style:text-underline-style="none" fo:font-weight="normal" officeooo:rsid="0095ae40" officeooo:paragraph-rsid="0095ae40" style:font-weight-asian="normal" style:font-weight-complex="normal"/>
    </style:style>
    <style:style style:name="P80" style:family="paragraph" style:parent-style-name="Standard">
      <style:text-properties style:text-underline-style="none" fo:font-weight="normal" officeooo:rsid="009625c1" officeooo:paragraph-rsid="009625c1" style:font-weight-asian="normal" style:font-weight-complex="normal"/>
    </style:style>
    <style:style style:name="P81" style:family="paragraph" style:parent-style-name="Standard">
      <style:text-properties style:text-underline-style="none" fo:font-weight="normal" officeooo:rsid="0097de38" officeooo:paragraph-rsid="0097de38" style:font-weight-asian="normal" style:font-weight-complex="normal"/>
    </style:style>
    <style:style style:name="P82" style:family="paragraph" style:parent-style-name="Standard">
      <style:text-properties style:text-underline-style="none" fo:font-weight="normal" officeooo:rsid="0097de38" officeooo:paragraph-rsid="00995326" style:font-weight-asian="normal" style:font-weight-complex="normal"/>
    </style:style>
    <style:style style:name="P83" style:family="paragraph" style:parent-style-name="Standard">
      <style:text-properties style:text-underline-style="none" fo:font-weight="normal" officeooo:rsid="00995326" officeooo:paragraph-rsid="00995326" style:font-weight-asian="normal" style:font-weight-complex="normal"/>
    </style:style>
    <style:style style:name="P84" style:family="paragraph" style:parent-style-name="Standard">
      <style:text-properties style:text-underline-style="none" fo:font-weight="normal" officeooo:rsid="009a4904" officeooo:paragraph-rsid="00995326" style:font-weight-asian="normal" style:font-weight-complex="normal"/>
    </style:style>
    <style:style style:name="P85" style:family="paragraph" style:parent-style-name="Standard">
      <style:text-properties style:text-underline-style="none" fo:font-weight="normal" officeooo:rsid="009e1c37" officeooo:paragraph-rsid="009e1c37" style:font-weight-asian="normal" style:font-weight-complex="normal"/>
    </style:style>
    <style:style style:name="P86" style:family="paragraph" style:parent-style-name="Standard">
      <style:text-properties style:text-underline-style="none" fo:font-weight="normal" officeooo:rsid="009eeafb" officeooo:paragraph-rsid="009eeafb" style:font-weight-asian="normal" style:font-weight-complex="normal"/>
    </style:style>
    <style:style style:name="P87" style:family="paragraph" style:parent-style-name="Standard">
      <style:text-properties style:text-underline-style="none" fo:font-weight="normal" officeooo:rsid="00a09e05" officeooo:paragraph-rsid="00a09e05" style:font-weight-asian="normal" style:font-weight-complex="normal"/>
    </style:style>
    <style:style style:name="P88" style:family="paragraph" style:parent-style-name="Standard">
      <style:text-properties style:text-underline-style="none" fo:font-weight="normal" officeooo:rsid="00a09e05" officeooo:paragraph-rsid="00a27487" style:font-weight-asian="normal" style:font-weight-complex="normal"/>
    </style:style>
    <style:style style:name="P89" style:family="paragraph" style:parent-style-name="Standard">
      <style:text-properties style:text-underline-style="none" fo:font-weight="normal" officeooo:rsid="00a09e05" officeooo:paragraph-rsid="00ac742a" style:font-weight-asian="normal" style:font-weight-complex="normal"/>
    </style:style>
    <style:style style:name="P90" style:family="paragraph" style:parent-style-name="Standard">
      <style:text-properties style:text-underline-style="none" fo:font-weight="normal" officeooo:rsid="00a1ce63" officeooo:paragraph-rsid="00a1ce63" style:font-weight-asian="normal" style:font-weight-complex="normal"/>
    </style:style>
    <style:style style:name="P91" style:family="paragraph" style:parent-style-name="Standard">
      <style:text-properties style:text-underline-style="none" fo:font-weight="normal" officeooo:rsid="00a42c4c" officeooo:paragraph-rsid="00a42c4c" style:font-weight-asian="normal" style:font-weight-complex="normal"/>
    </style:style>
    <style:style style:name="P92" style:family="paragraph" style:parent-style-name="Standard">
      <style:text-properties style:text-underline-style="none" fo:font-weight="normal" officeooo:rsid="00a455db" officeooo:paragraph-rsid="00a455db" style:font-weight-asian="normal" style:font-weight-complex="normal"/>
    </style:style>
    <style:style style:name="P93" style:family="paragraph" style:parent-style-name="Standard">
      <style:text-properties style:text-underline-style="none" fo:font-weight="normal" officeooo:rsid="00ae4a61" officeooo:paragraph-rsid="00ae4a61" style:font-weight-asian="normal" style:font-weight-complex="normal"/>
    </style:style>
    <style:style style:name="P94" style:family="paragraph" style:parent-style-name="Standard">
      <style:text-properties style:text-underline-style="none" fo:font-weight="normal" officeooo:rsid="00b200c8" officeooo:paragraph-rsid="00b200c8" style:font-weight-asian="normal" style:font-weight-complex="normal"/>
    </style:style>
    <style:style style:name="P95" style:family="paragraph" style:parent-style-name="Standard">
      <style:text-properties style:text-underline-style="none" fo:font-weight="normal" officeooo:rsid="00b2e0fb" officeooo:paragraph-rsid="00b2e0fb" style:font-weight-asian="normal" style:font-weight-complex="normal"/>
    </style:style>
    <style:style style:name="P96" style:family="paragraph" style:parent-style-name="Standard">
      <style:text-properties style:text-underline-style="none" fo:font-weight="normal" officeooo:rsid="00b5d9ac" officeooo:paragraph-rsid="00b5d9ac" style:font-weight-asian="normal" style:font-weight-complex="normal"/>
    </style:style>
    <style:style style:name="P97" style:family="paragraph" style:parent-style-name="Standard">
      <style:text-properties style:text-underline-style="none" fo:font-weight="normal" officeooo:rsid="00b99fc6" officeooo:paragraph-rsid="00b99fc6" style:font-weight-asian="normal" style:font-weight-complex="normal"/>
    </style:style>
    <style:style style:name="P98" style:family="paragraph" style:parent-style-name="Standard">
      <style:text-properties style:text-underline-style="none" fo:font-weight="normal" officeooo:rsid="00bbaa17" officeooo:paragraph-rsid="00bbaa17" style:font-weight-asian="normal" style:font-weight-complex="normal"/>
    </style:style>
    <style:style style:name="P99" style:family="paragraph" style:parent-style-name="Standard">
      <style:text-properties style:text-underline-style="none" officeooo:rsid="001fb49d" officeooo:paragraph-rsid="005d6ae4"/>
    </style:style>
    <style:style style:name="P100" style:family="paragraph" style:parent-style-name="Standard">
      <style:text-properties style:text-underline-style="solid" style:text-underline-width="auto" style:text-underline-color="font-color" officeooo:rsid="0023004d" officeooo:paragraph-rsid="0027002f"/>
    </style:style>
    <style:style style:name="P101" style:family="paragraph" style:parent-style-name="Standard">
      <style:text-properties fo:font-size="16pt" style:text-underline-style="none" officeooo:rsid="00356cc6" officeooo:paragraph-rsid="00356cc6" style:font-size-asian="16pt" style:font-size-complex="16pt"/>
    </style:style>
    <style:style style:name="P102"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03"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04"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05"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06"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107"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108" style:family="paragraph" style:parent-style-name="Preformatted_20_Text">
      <style:text-properties style:text-underline-style="none" officeooo:rsid="001fb49d" officeooo:paragraph-rsid="001fb49d"/>
    </style:style>
    <style:style style:name="P109" style:family="paragraph" style:parent-style-name="Preformatted_20_Text">
      <style:paragraph-properties fo:margin-top="0cm" fo:margin-bottom="0.499cm" loext:contextual-spacing="false"/>
    </style:style>
    <style:style style:name="P110"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111"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112" style:family="paragraph" style:parent-style-name="Horizontal_20_Line">
      <style:text-properties style:text-underline-style="none" fo:font-weight="normal" officeooo:rsid="004d839f" style:font-weight-asian="normal" style:font-weight-complex="normal"/>
    </style:style>
    <style:style style:name="P113" style:family="paragraph" style:parent-style-name="Standard" style:list-style-name="L1">
      <style:text-properties officeooo:rsid="001c6c16" officeooo:paragraph-rsid="001c6c16"/>
    </style:style>
    <style:style style:name="P114" style:family="paragraph" style:parent-style-name="Standard" style:list-style-name="L2">
      <style:text-properties style:text-underline-style="none" officeooo:rsid="0031da69" officeooo:paragraph-rsid="0031da69"/>
    </style:style>
    <style:style style:name="P115"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116"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117"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118"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119"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120" style:family="paragraph" style:parent-style-name="Standard">
      <style:text-properties style:text-underline-style="none" fo:font-weight="normal" officeooo:rsid="00554a6e" officeooo:paragraph-rsid="00554a6e" style:font-weight-asian="normal" style:font-weight-complex="normal"/>
    </style:style>
    <style:style style:name="P121" style:family="paragraph" style:parent-style-name="Standard">
      <style:text-properties style:text-underline-style="none" fo:font-weight="normal" officeooo:rsid="00bc6ac0" officeooo:paragraph-rsid="00bc6ac0" style:font-weight-asian="normal" style:font-weight-complex="normal"/>
    </style:style>
    <style:style style:name="P122" style:family="paragraph" style:parent-style-name="Standard">
      <style:text-properties style:text-underline-style="none" fo:font-weight="normal" officeooo:rsid="00bdd1a4" officeooo:paragraph-rsid="00bdd1a4" style:font-weight-asian="normal" style:font-weight-complex="normal"/>
    </style:style>
    <style:style style:name="P123" style:family="paragraph" style:parent-style-name="Standard">
      <style:text-properties style:text-underline-style="none" fo:font-weight="normal" officeooo:rsid="00bfbaf5" officeooo:paragraph-rsid="00bfbaf5" style:font-weight-asian="normal" style:font-weight-complex="normal"/>
    </style:style>
    <style:style style:name="P124" style:family="paragraph" style:parent-style-name="Standard">
      <style:text-properties style:text-underline-style="none" fo:font-weight="normal" officeooo:rsid="00c11e66" officeooo:paragraph-rsid="00c11e66" style:font-weight-asian="normal" style:font-weight-complex="normal"/>
    </style:style>
    <style:style style:name="P125" style:family="paragraph" style:parent-style-name="Standard">
      <style:text-properties style:text-underline-style="none" fo:font-weight="normal" officeooo:rsid="00c19952" officeooo:paragraph-rsid="00c19952" style:font-weight-asian="normal" style:font-weight-complex="normal"/>
    </style:style>
    <style:style style:name="P126" style:family="paragraph" style:parent-style-name="Standard">
      <style:text-properties style:text-underline-style="none" fo:font-weight="normal" officeooo:rsid="00c29e06" officeooo:paragraph-rsid="00c29e06" style:font-weight-asian="normal" style:font-weight-complex="normal"/>
    </style:style>
    <style:style style:name="P127" style:family="paragraph" style:parent-style-name="Standard">
      <style:text-properties style:text-underline-style="none" fo:font-weight="normal" officeooo:rsid="00c52db6" officeooo:paragraph-rsid="00c52db6" style:font-weight-asian="normal" style:font-weight-complex="normal"/>
    </style:style>
    <style:style style:name="P128" style:family="paragraph" style:parent-style-name="Standard">
      <style:text-properties style:text-underline-style="none" fo:font-weight="normal" officeooo:rsid="006b47df" officeooo:paragraph-rsid="006b47df" style:font-weight-asian="normal" style:font-weight-complex="normal"/>
    </style:style>
    <style:style style:name="P129" style:family="paragraph" style:parent-style-name="Standard">
      <style:text-properties style:text-underline-style="none" fo:font-weight="bold" officeooo:rsid="00bc6ac0" officeooo:paragraph-rsid="00bc6ac0" style:font-weight-asian="bold" style:font-weight-complex="bold"/>
    </style:style>
    <style:style style:name="P130" style:family="paragraph" style:parent-style-name="Standard">
      <style:text-properties style:text-underline-style="none" fo:font-weight="bold" officeooo:rsid="00c29e06" officeooo:paragraph-rsid="00c29e06" style:font-weight-asian="bold" style:font-weight-complex="bold"/>
    </style:style>
    <style:style style:name="P131" style:family="paragraph" style:parent-style-name="Standard">
      <style:text-properties style:text-underline-style="none" fo:font-weight="bold" officeooo:rsid="00c52db6" officeooo:paragraph-rsid="00c52db6" style:font-weight-asian="bold" style:font-weight-complex="bold"/>
    </style:style>
    <style:style style:name="P132"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officeooo:rsid="0027002f"/>
    </style:style>
    <style:style style:name="T14" style:family="text">
      <style:text-properties officeooo:rsid="002b8978"/>
    </style:style>
    <style:style style:name="T15" style:family="text">
      <style:text-properties officeooo:rsid="00303da3"/>
    </style:style>
    <style:style style:name="T16" style:family="text">
      <style:text-properties officeooo:rsid="00376c65"/>
    </style:style>
    <style:style style:name="T17" style:family="text">
      <style:text-properties officeooo:rsid="003bc879"/>
    </style:style>
    <style:style style:name="T18" style:family="text">
      <style:text-properties officeooo:rsid="003e6efd"/>
    </style:style>
    <style:style style:name="T19" style:family="text">
      <style:text-properties officeooo:rsid="00405c0e"/>
    </style:style>
    <style:style style:name="T20" style:family="text">
      <style:text-properties officeooo:rsid="004aad0e"/>
    </style:style>
    <style:style style:name="T21" style:family="text">
      <style:text-properties officeooo:rsid="004c87b1"/>
    </style:style>
    <style:style style:name="T22" style:family="text">
      <style:text-properties officeooo:rsid="0050cefe"/>
    </style:style>
    <style:style style:name="T23" style:family="text">
      <style:text-properties fo:font-size="16pt" fo:font-weight="bold" style:font-size-asian="16pt" style:font-weight-asian="bold" style:font-size-complex="16pt" style:font-weight-complex="bold"/>
    </style:style>
    <style:style style:name="T24" style:family="text">
      <style:text-properties fo:font-size="16pt" fo:font-weight="bold" officeooo:rsid="0056845c" style:font-size-asian="16pt" style:font-weight-asian="bold" style:font-size-complex="16pt" style:font-weight-complex="bold"/>
    </style:style>
    <style:style style:name="T25" style:family="text">
      <style:text-properties fo:font-size="16pt" style:font-size-asian="16pt" style:font-size-complex="16pt"/>
    </style:style>
    <style:style style:name="T26" style:family="text">
      <style:text-properties fo:font-size="16pt" officeooo:rsid="009d1b28" style:font-size-asian="16pt" style:font-size-complex="16pt"/>
    </style:style>
    <style:style style:name="T27" style:family="text">
      <style:text-properties officeooo:rsid="0056845c"/>
    </style:style>
    <style:style style:name="T28" style:family="text">
      <style:text-properties fo:font-size="12pt" style:font-size-asian="12pt" style:font-size-complex="12pt"/>
    </style:style>
    <style:style style:name="T29" style:family="text">
      <style:text-properties fo:font-size="12pt" officeooo:rsid="0056845c" style:font-size-asian="12pt" style:font-size-complex="12pt"/>
    </style:style>
    <style:style style:name="T30" style:family="text">
      <style:text-properties fo:font-size="12pt" officeooo:rsid="0057224d" style:font-size-asian="12pt" style:font-size-complex="12pt"/>
    </style:style>
    <style:style style:name="T31" style:family="text">
      <style:text-properties fo:font-size="12pt" fo:font-weight="bold" officeooo:rsid="0057224d" style:font-size-asian="12pt" style:font-weight-asian="bold" style:font-size-complex="12pt" style:font-weight-complex="bold"/>
    </style:style>
    <style:style style:name="T32" style:family="text">
      <style:text-properties officeooo:rsid="0057224d"/>
    </style:style>
    <style:style style:name="T33" style:family="text">
      <style:text-properties officeooo:rsid="005b91a6"/>
    </style:style>
    <style:style style:name="T34" style:family="text">
      <style:text-properties officeooo:rsid="0021afa2"/>
    </style:style>
    <style:style style:name="T35" style:family="text">
      <style:text-properties officeooo:rsid="005e52e2"/>
    </style:style>
    <style:style style:name="T36" style:family="text">
      <style:text-properties officeooo:rsid="00620aa2"/>
    </style:style>
    <style:style style:name="T37" style:family="text">
      <style:text-properties fo:font-style="normal" style:font-style-asian="normal" style:font-style-complex="normal"/>
    </style:style>
    <style:style style:name="T38" style:family="text">
      <style:text-properties fo:font-style="normal" officeooo:rsid="00620aa2" style:font-style-asian="normal" style:font-style-complex="normal"/>
    </style:style>
    <style:style style:name="T39" style:family="text">
      <style:text-properties fo:font-style="normal" fo:font-weight="bold" officeooo:rsid="00620aa2" style:font-style-asian="normal" style:font-weight-asian="bold" style:font-style-complex="normal" style:font-weight-complex="bold"/>
    </style:style>
    <style:style style:name="T40" style:family="text">
      <style:text-properties officeooo:rsid="006d69aa"/>
    </style:style>
    <style:style style:name="T41" style:family="text">
      <style:text-properties officeooo:rsid="0071b369"/>
    </style:style>
    <style:style style:name="T42" style:family="text">
      <style:text-properties officeooo:rsid="007741fd"/>
    </style:style>
    <style:style style:name="T43" style:family="text">
      <style:text-properties officeooo:rsid="0079e61f"/>
    </style:style>
    <style:style style:name="T44" style:family="text">
      <style:text-properties officeooo:rsid="0079ff8b"/>
    </style:style>
    <style:style style:name="T45" style:family="text">
      <style:text-properties officeooo:rsid="007c9f7c"/>
    </style:style>
    <style:style style:name="T46" style:family="text">
      <style:text-properties fo:font-size="10pt" style:font-size-asian="10pt" style:font-size-complex="10pt"/>
    </style:style>
    <style:style style:name="T47" style:family="text">
      <style:text-properties officeooo:rsid="008133a0"/>
    </style:style>
    <style:style style:name="T48" style:family="text">
      <style:text-properties officeooo:rsid="0081ebdd"/>
    </style:style>
    <style:style style:name="T49" style:family="text">
      <style:text-properties officeooo:rsid="00839683"/>
    </style:style>
    <style:style style:name="T50" style:family="text">
      <style:text-properties officeooo:rsid="008a8fb9"/>
    </style:style>
    <style:style style:name="T51" style:family="text">
      <style:text-properties officeooo:rsid="008f6190"/>
    </style:style>
    <style:style style:name="T52" style:family="text">
      <style:text-properties officeooo:rsid="00917f3e"/>
    </style:style>
    <style:style style:name="T53" style:family="text">
      <style:text-properties officeooo:rsid="0093fd6b"/>
    </style:style>
    <style:style style:name="T54" style:family="text">
      <style:text-properties officeooo:rsid="0097de38"/>
    </style:style>
    <style:style style:name="T55" style:family="text">
      <style:text-properties officeooo:rsid="00995326"/>
    </style:style>
    <style:style style:name="T56" style:family="text">
      <style:text-properties officeooo:rsid="009a4904"/>
    </style:style>
    <style:style style:name="T57" style:family="text">
      <style:text-properties officeooo:rsid="009b7840"/>
    </style:style>
    <style:style style:name="T58" style:family="text">
      <style:text-properties officeooo:rsid="00a09e05"/>
    </style:style>
    <style:style style:name="T59" style:family="text">
      <style:text-properties officeooo:rsid="00a27487"/>
    </style:style>
    <style:style style:name="T60" style:family="text">
      <style:text-properties fo:font-weight="normal" officeooo:rsid="00b200c8" style:font-weight-asian="normal" style:font-weight-complex="normal"/>
    </style:style>
    <style:style style:name="T61" style:family="text">
      <style:text-properties fo:font-size="14pt" style:font-size-asian="14pt" style:font-size-complex="14pt"/>
    </style:style>
    <style:style style:name="T62" style:family="text">
      <style:text-properties fo:font-size="14pt" officeooo:rsid="00b0a7b2" style:font-size-asian="14pt" style:font-size-complex="14pt"/>
    </style:style>
    <style:style style:name="T63" style:family="text">
      <style:text-properties fo:font-size="14pt" fo:font-weight="bold" style:font-size-asian="14pt" style:font-weight-asian="bold" style:font-size-complex="14pt" style:font-weight-complex="bold"/>
    </style:style>
    <style:style style:name="T64" style:family="text">
      <style:text-properties fo:font-size="14pt" fo:font-weight="bold" officeooo:rsid="00a71dd9" style:font-size-asian="14pt" style:font-weight-asian="bold" style:font-size-complex="14pt" style:font-weight-complex="bold"/>
    </style:style>
    <style:style style:name="T65" style:family="text">
      <style:text-properties officeooo:rsid="00b253e9"/>
    </style:style>
    <style:style style:name="T66" style:family="text">
      <style:text-properties officeooo:rsid="00b5d9ac"/>
    </style:style>
    <style:style style:name="T67" style:family="text">
      <style:text-properties officeooo:rsid="00c29e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111" text:outline-level="2"><text:span text:style-name="T45">Linux Academy: <text:s/></text:span>The System Administrator's Guide to Bash Scripting <text:a xlink:type="simple" xlink:href="https://linuxacademy.com/cp/modules/view/id/72" text:style-name="Internet_20_link" text:visited-style-name="Visited_20_Internet_20_Link"><text:span text:style-name="T46">https://linuxacademy.com/cp/modules/view/id/72</text:span></text:a></text:h>
      <text:p text:style-name="P6"/>
      <text:p text:style-name="P6">* <text:span text:style-name="T1">Kernel main functions:</text:span></text:p>
      <text:list xml:id="list3671610684" text:style-name="L1">
        <text:list-item>
          <text:p text:style-name="P113">System memory management</text:p>
        </text:list-item>
        <text:list-item>
          <text:p text:style-name="P113">Software program management</text:p>
        </text:list-item>
        <text:list-item>
          <text:p text:style-name="P113">Hardware management</text:p>
        </text:list-item>
        <text:list-item>
          <text:p text:style-name="P113">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DA9EAE42BA041BF6.png" xlink:type="simple" xlink:show="embed" xlink:actuate="onLoad" loext:mime-type="image/png"/></draw:frame></text:p>
      <text:p text:style-name="P99"/>
      <text:p text:style-name="P99">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99"><text:span text:style-name="T7">The idle pages are being send to the swap space –&gt; </text:span><text:span text:style-name="T5">swapping out</text:span><text:span text:style-name="T34"> (even if there is ram available)</text:span></text:p>
      <text:p text:style-name="P100"><text:soft-page-break/></text:p>
      <text:p text:style-name="P13"><text:span text:style-name="T3">Swapping on</text:span>, <text:span text:style-name="T13">when the kernel move to the ram memory PAGES that are in the virtual memory. </text:span></text:p>
      <text:p text:style-name="P13"/>
      <text:p text:style-name="P36">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4">Software Program Management:</text:span></text:p>
      <text:p text:style-name="P15">Linux OS calls a running program a PROCESS.</text:p>
      <text:p text:style-name="P15"/>
      <text:p text:style-name="P31">A process can run in the foreground, background or displaying output into the screen. The kernel controls how the Linux manages all the processes running on the system.</text:p>
      <text:p text:style-name="P31"/>
      <text:p text:style-name="P32"><text:span text:style-name="T4">INIT PROCESS:</text:span> <text:s/>First process created by the kernel to start all other processes on the system.</text:p>
      <text:p text:style-name="P32"/>
      <text:p text:style-name="P33">When the kernel starts it loads the init proces into virtual memory. As the kernel starts each additional process it gives an unique area in virtual memory to store data and code that the process uses.</text:p>
      <text:p text:style-name="P33"/>
      <text:p text:style-name="P34">At boot time linux systems have a table of processes to start.</text:p>
      <text:p text:style-name="P34">On ubuntu: <text:s/>/etc/init.d</text:p>
      <text:p text:style-name="P34">Other systems: <text:s/>/etc/inittabs</text:p>
      <text:p text:style-name="P34">These folders contains scripts to start <text:span text:style-name="T15">or stop</text:span> the applications/programs when booting.</text:p>
      <text:p text:style-name="P33"/>
      <text:p text:style-name="P35">These scripts are started via entries under /etc/rcX.d , where X is a run level.</text:p>
      <text:p text:style-name="P35"/>
      <text:p text:style-name="P37"><text:span text:style-name="T8">Run levels:</text:span> <text:s/>Is an init systems that is being used to direct the init process to run only certain type of processes. There are 5 init run levels:</text:p>
      <text:list xml:id="list4206232282" text:style-name="L2">
        <text:list-item>
          <text:p text:style-name="P114">Level 1: <text:span text:style-name="T3">Single user mode</text:span>. Only basic system processes are started with only one console terminal. For emergencies when all is broken.</text:p>
        </text:list-item>
        <text:list-item>
          <text:p text:style-name="P114">Level 3: the standard init run level. Most of the application software is started.</text:p>
        </text:list-item>
        <text:list-item text:start-value="1">
          <text:p text:style-name="P114">Level 5: The system starts the X Window Software allowing the user to use the GUI.</text:p>
        </text:list-item>
      </text:list>
      <text:p text:style-name="P38"/>
      <text:p text:style-name="P39"><text:span text:style-name="T8">Systemd</text:span>: Many distros are now using systemd instead of init as init system.</text:p>
      <text:p text:style-name="P16"/>
      <text:p text:style-name="P108"><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109"><text:s text:c="3"/>└─────────┴───────────────────┘</text:p>
      <text:p text:style-name="P20"><text:soft-page-break/></text:p>
      <text:p text:style-name="P3">Shell scripts: page 269</text:p>
      <text:p text:style-name="P101"/>
      <text:p text:style-name="P40"><text:span text:style-name="T8">* </text:span><text:span text:style-name="T16">Add </text:span><text:span text:style-name="T9"><text:s/>#!/bin/bash</text:span><text:span text:style-name="T16"> <text:s/>at the beginning of the script always (or the shell that you want to use, sh,csh, etc). </text:span></text:p>
      <text:p text:style-name="P40"/>
      <text:p text:style-name="P41">This tells the shell <text:span text:style-name="T17">that the file is a shell script and </text:span>which shell have to read it, bash in this case.</text:p>
      <text:p text:style-name="P41"/>
      <text:p text:style-name="P42"><text:span text:style-name="T8"># </text:span>Is a commentary on linux but if comes with ! means that the shell will interpret the content of the file as a script <text:s text:c="3"/><text:span text:style-name="T8"><text:s/></text:span><text:span text:style-name="T9">#!</text:span></text:p>
      <text:p text:style-name="P18"/>
      <text:p text:style-name="P42"><text:span text:style-name="T9">* </text:span><text:span text:style-name="T10">Make the script executable:</text:span></text:p>
      <text:p text:style-name="P43">chmod u+x &lt;script name&gt;</text:p>
      <text:p text:style-name="P43"/>
      <text:p text:style-name="P4">Variables rules:</text:p>
      <text:p text:style-name="Horizontal_20_Line"/>
      <text:list xml:id="list3205408830" text:style-name="L3">
        <text:list-item>
          <text:p text:style-name="P115"><text:span text:style-name="T35">Can be any text string u</text:span>p to 20 <text:span text:style-name="T35">letters, digits or an underscore character.</text:span></text:p>
        </text:list-item>
        <text:list-item>
          <text:p text:style-name="P116">Variables are <text:span text:style-name="T3">case sensitive</text:span><text:span text:style-name="T37"> <text:s text:c="4"/></text:span><text:span text:style-name="T38">var1 </text:span><text:span text:style-name="T39">≠ </text:span><text:span text:style-name="T38">Var1</text:span></text:p>
        </text:list-item>
        <text:list-item>
          <text:p text:style-name="P116">Values are assigned using an equal sign, <text:span text:style-name="T3">with no spaces</text:span> <text:s text:c="4"/><text:span text:style-name="T36">var1=10</text:span></text:p>
        </text:list-item>
        <text:list-item>
          <text:p text:style-name="P117">The shell script automatically determines the data type</text:p>
        </text:list-item>
        <text:list-item>
          <text:p text:style-name="P117">Variables defined withing the shell script maintain their values until the script is completed.</text:p>
        </text:list-item>
        <text:list-item>
          <text:p text:style-name="P118">Variables can be referenced using the dollar sign: <text:span text:style-name="T8"><text:s/>$</text:span></text:p>
        </text:list-item>
      </text:list>
      <text:p text:style-name="P22"/>
      <text:p text:style-name="P43"/>
      <text:p text:style-name="P104">* <text:span text:style-name="T18">Echo command:</text:span></text:p>
      <text:p text:style-name="Horizontal_20_Line"/>
      <text:p text:style-name="P44">echo <text:span text:style-name="T8">-n </text:span>will display the output in the same line than the text.</text:p>
      <text:p text:style-name="P44"/>
      <text:p text:style-name="P45">echo -n “Let’s see the date: ”</text:p>
      <text:p text:style-name="P45">date</text:p>
      <text:p text:style-name="P45"/>
      <text:p text:style-name="P46">Let’s see the date: Wed 9 Jan 01:38:42 …</text:p>
      <text:p text:style-name="P46"/>
      <text:p text:style-name="P47">(add a variation if you want: <text:s/><text:span text:style-name="T19">date +’%d/%m/%y’ </text:span>)</text:p>
      <text:p text:style-name="P45"/>
      <text:p text:style-name="P19">– <text:span text:style-name="T20">Environment variables inside echo:</text:span></text:p>
      <text:p text:style-name="P45">echo "User info for userid: $USER"</text:p>
      <text:p text:style-name="P45"/>
      <text:p text:style-name="P48">– To show a metacharacter inside echo: <text:s/><text:span text:style-name="T8"><text:s/>\</text:span></text:p>
      <text:p text:style-name="P48"/>
      <text:p text:style-name="P48">echo "The cost of the item is<text:span text:style-name="T8"> </text:span>\$15"</text:p>
      <text:p text:style-name="P45">The cost of the item is $15</text:p>
      <text:p text:style-name="P49"/>
      <text:p text:style-name="P49">page 27<text:span text:style-name="T21">6</text:span></text:p>
      <text:p text:style-name="P49"/>
      <text:p text:style-name="P49"/>
      <text:p text:style-name="P49"/>
      <text:p text:style-name="P49"><text:soft-page-break/></text:p>
      <text:p text:style-name="P65"/>
      <text:p text:style-name="P49"/>
      <text:p text:style-name="P105">* Command Substitution:</text:p>
      <text:p text:style-name="P112"/>
      <text:p text:style-name="P51">Extract information from the output of a command and as<text:span text:style-name="T22">s</text:span>ig<text:span text:style-name="T22">n</text:span> it to a variable.</text:p>
      <text:p text:style-name="P52">After that you can use the variable like <text:span text:style-name="T33">if </text:span>it was the command it self.</text:p>
      <text:p text:style-name="P52"/>
      <text:p text:style-name="P53">There are to ways to assign the output of a command to a variable:</text:p>
      <text:list xml:id="list1900511935" text:style-name="L4">
        <text:list-header>
          <text:p text:style-name="P119"/>
        </text:list-header>
        <text:list-item>
          <text:p text:style-name="P119">The <text:span text:style-name="T8">backtick</text:span> character <text:span text:style-name="T27">(accent obert)</text:span>: <text:s text:c="2"/><text:span text:style-name="T23"><text:s text:c="2"/>` <text:s text:c="5"/></text:span><text:span text:style-name="T31">example</text:span><text:span text:style-name="T30">:</text:span><text:span text:style-name="T28"> <text:s/></text:span><text:span text:style-name="T24"><text:s/></text:span><text:span text:style-name="T29">my_variable=`date`</text:span></text:p>
        </text:list-item>
      </text:list>
      <text:p text:style-name="P66"><text:span text:style-name="T29"><text:tab/></text:span><text:span text:style-name="T28">Example: <text:s/>echo “Show me today’s date and time: `my_variable`”</text:span></text:p>
      <text:p text:style-name="P106"><text:tab/></text:p>
      <text:list xml:id="list140041622442917" text:continue-numbering="true" text:style-name="L4">
        <text:list-item>
          <text:p text:style-name="P119">The <text:span text:style-name="T8">$()</text:span> format <text:s text:c="53"/><text:span text:style-name="T11">exampe</text:span><text:span text:style-name="T32">: <text:s/>my_variable=$(date)</text:span></text:p>
        </text:list-item>
      </text:list>
      <text:p text:style-name="P53"><text:tab/><text:span text:style-name="T47">Example: <text:s/>echo “Show me today’s date and time: $(my_variable)”</text:span></text:p>
      <text:p text:style-name="P53"/>
      <text:p text:style-name="P129">Example:</text:p>
      <text:p text:style-name="P129"/>
      <text:p text:style-name="P121"><text:span text:style-name="T8">bigdump</text:span>=(/bin/find /tmp/bigdump-* -mtime +30)</text:p>
      <text:p text:style-name="P121"/>
      <text:p text:style-name="P121">/bin/mv <text:span text:style-name="T8">$bigdump</text:span> /var/log/bigdump/</text:p>
      <text:p text:style-name="P53"/>
      <text:p text:style-name="P53"/>
      <text:p text:style-name="P21">* <text:span text:style-name="T48">For LOGS: <text:s/>IMPORTANT</text:span></text:p>
      <text:p text:style-name="P53"/>
      <text:p text:style-name="P67">Pick the content of <text:span text:style-name="T49">something (file, folder, etc) and send the output to a file and add the DATE:</text:span></text:p>
      <text:p text:style-name="P67"/>
      <text:p text:style-name="P68"><text:span text:style-name="T8">today</text:span>=$(date +%y%m%d)</text:p>
      <text:p text:style-name="P68">cat etc/passwd &gt; passwd.<text:span text:style-name="T8">$today</text:span></text:p>
      <text:p text:style-name="P53"/>
      <text:p text:style-name="P69">This will generate this file: <text:s/><text:span text:style-name="T8">passwd.190122 <text:s/></text:span></text:p>
      <text:p text:style-name="P69">And inside you will have the content of /etc/passwd</text:p>
      <text:p text:style-name="P53"/>
      <text:p text:style-name="P70">Another example, now with the content of a folder and using backtick:</text:p>
      <text:p text:style-name="P70"/>
      <text:p text:style-name="P70"><text:span text:style-name="T8">today_2</text:span>=`date +%F`</text:p>
      <text:p text:style-name="P70">ls /bin/ -la &gt; another_log.<text:span text:style-name="T8">$today_2</text:span></text:p>
      <text:p text:style-name="P53"/>
      <text:p text:style-name="P71">this will create<text:span text:style-name="T8"> another_log.2019-01-22</text:span></text:p>
      <text:p text:style-name="P53"/>
      <text:p text:style-name="P53"/>
      <text:p text:style-name="P103">* <text:span text:style-name="T50">Redirection</text:span></text:p>
      <text:p text:style-name="Horizontal_20_Line"/>
      <text:p text:style-name="P72">To redirect the output of a command to the input of a file.</text:p>
      <text:p text:style-name="P73">Redirection can be used for the opposite, redirect a file to a command for input.</text:p>
      <text:p text:style-name="P53"/>
      <text:p text:style-name="P107">* <text:span text:style-name="T51">Output Redirection: <text:s/>&gt;</text:span></text:p>
      <text:p text:style-name="P74"><text:soft-page-break/>command &gt; my_file</text:p>
      <text:p text:style-name="P75"/>
      <text:p text:style-name="P74">Creates the file if not exists. If the output file already exists the redirect operator overwrites the existing file.</text:p>
      <text:p text:style-name="P74"/>
      <text:p text:style-name="P74"/>
      <text:p text:style-name="P23">* <text:span text:style-name="T52">Append: <text:s/>&gt;&gt;</text:span></text:p>
      <text:p text:style-name="P76">Add the <text:s/>output of a command to the end of an existing file.</text:p>
      <text:p text:style-name="P77">Command &gt;&gt; my_file</text:p>
      <text:p text:style-name="P81"/>
      <text:p text:style-name="P77"/>
      <text:p text:style-name="P24">* <text:span text:style-name="T53">Input Redirection: &lt;</text:span></text:p>
      <text:p text:style-name="P79">Takes the content of a file and redirects it to a command.</text:p>
      <text:p text:style-name="P78"/>
      <text:p text:style-name="P80"><text:span text:style-name="T54">command</text:span> &lt; my_file</text:p>
      <text:p text:style-name="P80"/>
      <text:p text:style-name="P81"><text:span text:style-name="T8">Example</text:span>:</text:p>
      <text:p text:style-name="P81">who &gt; test_redirection</text:p>
      <text:p text:style-name="P82">wc &lt; test_redirection --<text:span text:style-name="T55">&gt;</text:span> <text:s/>wc will count the number of lines, the words and the bytes inside test_redirection</text:p>
      <text:p text:style-name="P54"/>
      <text:p text:style-name="P25"><text:tab/>Inline Input Redirection: &lt;&lt;</text:p>
      <text:p text:style-name="P83"><text:tab/>Redirect the content of a command instead of a file. <text:span text:style-name="T56">You have to add a text marker at the <text:tab/>beginning and the end of the data you want to use.</text:span></text:p>
      <text:p text:style-name="P83"/>
      <text:p text:style-name="P84"><text:tab/>command <text:s/>&lt;&lt; <text:s/>marker</text:p>
      <text:p text:style-name="P83"><text:s/><text:tab/><text:span text:style-name="T56">data</text:span></text:p>
      <text:p text:style-name="P83"><text:tab/><text:span text:style-name="T56">marker</text:span></text:p>
      <text:p text:style-name="P83"/>
      <text:p text:style-name="P83"><text:tab/><text:span text:style-name="T56">wc &lt;&lt; puta</text:span></text:p>
      <text:p text:style-name="P83"><text:tab/><text:span text:style-name="T56">test string 1</text:span></text:p>
      <text:p text:style-name="P83"><text:s/><text:tab/><text:span text:style-name="T56">test string 2</text:span></text:p>
      <text:p text:style-name="P83"><text:tab/><text:span text:style-name="T56">test string 3</text:span></text:p>
      <text:p text:style-name="P83"><text:tab/><text:span text:style-name="T56">puta</text:span></text:p>
      <text:p text:style-name="P83"><text:tab/><text:tab/><text:span text:style-name="T56">3 <text:s text:c="3"/>9 <text:s text:c="2"/>42</text:span></text:p>
      <text:p text:style-name="P83"/>
      <text:p text:style-name="P83"><text:tab/><text:span text:style-name="T56">Wc is saying: <text:s/>3 lines, 9 words and 42 bytes used between puta and puta</text:span></text:p>
      <text:p text:style-name="P83"/>
      <text:p text:style-name="P83"/>
      <text:p text:style-name="P83"/>
      <text:p text:style-name="P51"><text:span text:style-name="T57">pag 284</text:span><text:tab/></text:p>
      <text:p text:style-name="P26"><text:span text:style-name="T25">* </text:span><text:span text:style-name="T26">Math</text:span></text:p>
      <text:p text:style-name="Horizontal_20_Line"/>
      <text:p text:style-name="P27"><text:span text:style-name="T61">Expr command:</text:span> <text:s text:c="3"/><text:span text:style-name="T58">Old fashoned</text:span></text:p>
      <text:p text:style-name="P90">Bash include expr to stay compatible with sh</text:p>
      <text:p text:style-name="P90"/>
      <text:p text:style-name="P85">$ expr 2 + 3</text:p>
      <text:p text:style-name="P85">5</text:p>
      <text:p text:style-name="P51"><text:soft-page-break/></text:p>
      <text:p text:style-name="P86">Can cause headaches when using * to multiply</text:p>
      <text:p text:style-name="P86">$ expr 5 * 2 <text:s text:c="2"/>→ will give error</text:p>
      <text:p text:style-name="P86"/>
      <text:p text:style-name="P87">$ expr 5 \* 2</text:p>
      <text:p text:style-name="P88">10</text:p>
      <text:p text:style-name="P89"><text:span text:style-name="T63">Using </text:span><text:span text:style-name="T64">square </text:span><text:span text:style-name="T63">brackets:</text:span><text:span text:style-name="T8"> </text:span><text:span text:style-name="T59">$[ operation ] </text:span></text:p>
      <text:p text:style-name="P132"/>
      <text:p text:style-name="P89"><text:span text:style-name="T6">ONLY integers</text:span><text:span text:style-name="T59">, not floating point (bc, bash calculator, will allow float, see below)</text:span></text:p>
      <text:p text:style-name="P87"/>
      <text:p text:style-name="P91">var1=$[1+6]</text:p>
      <text:p text:style-name="P91">echo $var1</text:p>
      <text:p text:style-name="P91">7</text:p>
      <text:p text:style-name="P51"/>
      <text:p text:style-name="P92">var2=$[2 * 3]</text:p>
      <text:p text:style-name="P92">echo $var2</text:p>
      <text:p text:style-name="P92">6</text:p>
      <text:p text:style-name="P51"/>
      <text:p text:style-name="P51"/>
      <text:p text:style-name="P51">#!/bin/bash</text:p>
      <text:p text:style-name="P51">var1=100</text:p>
      <text:p text:style-name="P51">var2=50</text:p>
      <text:p text:style-name="P51">var3=45</text:p>
      <text:p text:style-name="P51">var4=$[$var1 * ($var2 - $var3)]</text:p>
      <text:p text:style-name="P51">echo The final result is $var4</text:p>
      <text:p text:style-name="P51">$</text:p>
      <text:p text:style-name="P51"/>
      <text:p text:style-name="P51"/>
      <text:p text:style-name="P28"><text:span text:style-name="T61">Bash Cal</text:span><text:span text:style-name="T62">c</text:span><text:span text:style-name="T61">ulator / BC:</text:span> <text:span text:style-name="T60">pag 288</text:span></text:p>
      <text:p text:style-name="P94"/>
      <text:p text:style-name="P94">Program that allow a shell script to run floating point operations <text:span text:style-name="T65">among others.</text:span></text:p>
      <text:p text:style-name="P94"/>
      <text:p text:style-name="P94">variable=$(echo "options; expression" | bc)</text:p>
      <text:p text:style-name="P93"/>
      <text:p text:style-name="P95">Important: <text:s/>You have to set up the scale, the number of decimals to display, if not won’t show nothing.</text:p>
      <text:p text:style-name="P95"/>
      <text:p text:style-name="P95"><text:span text:style-name="T66">s</text:span>cale=4 <text:s text:c="2"/>→ the result will have four decimals.</text:p>
      <text:p text:style-name="P95"/>
      <text:p text:style-name="P93"/>
      <text:p text:style-name="P29">Use command substitution:</text:p>
      <text:p text:style-name="P96"/>
      <text:p text:style-name="P96">#!/bin/bash</text:p>
      <text:p text:style-name="P96">var1=$(echo "scale=4; 3.44 / 5" | bc)</text:p>
      <text:p text:style-name="P96">echo The answer is $var1</text:p>
      <text:p text:style-name="P51">The answer is .6880</text:p>
      <text:p text:style-name="P51"/>
      <text:p text:style-name="P51"/>
      <text:p text:style-name="P51"/>
      <text:p text:style-name="P51"><text:soft-page-break/>#!/bin/bash</text:p>
      <text:p text:style-name="P51">var1=20</text:p>
      <text:p text:style-name="P51">var2=3.14159</text:p>
      <text:p text:style-name="P51">var3=$(echo "scale=4; $var1 * $var1" | bc)</text:p>
      <text:p text:style-name="P51">var4=$(echo "scale=4; $var3 * $var2" | bc)</text:p>
      <text:p text:style-name="P51">echo The final result is $var4</text:p>
      <text:p text:style-name="P30">Inline input redirection:</text:p>
      <text:p text:style-name="P97"/>
      <text:p text:style-name="P51"/>
      <text:p text:style-name="P51">variable=$(bc &lt;&lt; EOF</text:p>
      <text:p text:style-name="P51">options</text:p>
      <text:p text:style-name="P51">statements</text:p>
      <text:p text:style-name="P51">expressions</text:p>
      <text:p text:style-name="P51">EOF</text:p>
      <text:p text:style-name="P51">)</text:p>
      <text:p text:style-name="P51"/>
      <text:p text:style-name="P51"/>
      <text:p text:style-name="P51"/>
      <text:p text:style-name="P51">#!/bin/bash</text:p>
      <text:p text:style-name="P51">var1=10.46</text:p>
      <text:p text:style-name="P51">var2=43.67</text:p>
      <text:p text:style-name="P51">var3=33.2</text:p>
      <text:p text:style-name="P51">var4=71</text:p>
      <text:p text:style-name="P51">var5=$(bc &lt;&lt; EOF</text:p>
      <text:p text:style-name="P51">scale = 4</text:p>
      <text:p text:style-name="P51">a1 = ( $var1 * $var2)</text:p>
      <text:p text:style-name="P51">b1 = ($var3 * $var4)</text:p>
      <text:p text:style-name="P51">a1 + b1</text:p>
      <text:p text:style-name="P51">EOF</text:p>
      <text:p text:style-name="P51">)</text:p>
      <text:p text:style-name="P51">echo The final answer for this mess is $var5</text:p>
      <text:p text:style-name="P51"/>
      <text:p text:style-name="P51"/>
      <text:p text:style-name="P98">Exit script 292</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Horizontal_20_Line"/>
      <text:p text:style-name="Horizontal_20_Line"/>
      <text:p text:style-name="P50"/>
      <text:p text:style-name="P102"><text:soft-page-break/>* Linux Academy </text:p>
      <text:h text:style-name="P110"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55"/>
      <text:p text:style-name="P56"><text:span text:style-name="T8">~/.bash_profile: </text:span><text:s/>This runs when you log in into the <text:span text:style-name="T12">system</text:span>. <text:span text:style-name="T41">When you type in an username and password.</text:span> <text:span text:style-name="T40">Different form all the users in the system.</text:span></text:p>
      <text:p text:style-name="P58"/>
      <text:p text:style-name="P58">You can add alias here. Remember to open a new console to see the changes applied.</text:p>
      <text:p text:style-name="P55"/>
      <text:p text:style-name="P57">~<text:span text:style-name="T8">/.bashrc: <text:s/></text:span><text:span text:style-name="T41">Runs when command prompt comes up or you start a new bash instance (typing bash in a shell)</text:span></text:p>
      <text:p text:style-name="P57"/>
      <text:p text:style-name="P64">You can set the path there/</text:p>
      <text:p text:style-name="P57"/>
      <text:p text:style-name="P59">You have to open a new bash console or run the command <text:span text:style-name="T8">bash</text:span> to see the changes applied on this file.</text:p>
      <text:p text:style-name="P60">If you exit the bash instance you won’t see the changes.</text:p>
      <text:p text:style-name="P57"/>
      <text:p text:style-name="P55"/>
      <text:p text:style-name="P61"><text:span text:style-name="T8">~/.bash_history:</text:span> Is what the actual user have typed. <text:span text:style-name="T42">What are you typing is being registered in this file.</text:span></text:p>
      <text:p text:style-name="P61"/>
      <text:p text:style-name="P62">– <text:span text:style-name="T43">Ingnore the command that I want:</text:span></text:p>
      <text:p text:style-name="P63">export HISTCONTROL=$HISTCONTROL:ignorespace</text:p>
      <text:p text:style-name="P62"/>
      <text:p text:style-name="P63">This command won’t write anything if you add a space at the beginning.</text:p>
      <text:p text:style-name="P63"/>
      <text:p text:style-name="P63">Example: <text:s/></text:p>
      <text:p text:style-name="P63">$ <text:s/>ssh 192.168.5.4@root</text:p>
      <text:p text:style-name="P63">This won’t appear in the history if you add a empty space in the beginning. <text:span text:style-name="T44">Won’t be captured.</text:span></text:p>
      <text:p text:style-name="P61"/>
      <text:p text:style-name="P61"/>
      <text:p text:style-name="P121"><text:span text:style-name="T8">~/.bash_logout: <text:s/></text:span>Will let you to execute something when you are loggin out your bash instance.</text:p>
      <text:p text:style-name="P122"/>
      <text:p text:style-name="P124">When you are typing exit from a console and loggout is appearing.</text:p>
      <text:p text:style-name="P122"/>
      <text:p text:style-name="P122">To reset our environment to the same state where I was when I’ve started.</text:p>
      <text:p text:style-name="P122">Prevents users to make accidental changes on it’s </text:p>
      <text:p text:style-name="P55"/>
      <text:p text:style-name="P123">What can I do:</text:p>
      <text:p text:style-name="P123">I can do a backup of ~/.bashrc , like ~/.bashrc.original</text:p>
      <text:p text:style-name="P123">And then I can add this into the bash_logout </text:p>
      <text:p text:style-name="P123"/>
      <text:p text:style-name="P123">cp ~./bashrc_original ~/.bashrc</text:p>
      <text:p text:style-name="P123"/>
      <text:p text:style-name="P123">Then everytime I’m logging out I will have a copy of the original bashrc just in case I’ve changed something I don’t want to make it permanent.</text:p>
      <text:p text:style-name="P55"/>
      <text:p text:style-name="P55"/>
      <text:p text:style-name="P55"/>
      <text:p text:style-name="P55"><text:soft-page-break/></text:p>
      <text:p text:style-name="P125">Shebang →<text:span text:style-name="T67"> <text:s/>#!/bin/bash</text:span></text:p>
      <text:p text:style-name="P125"/>
      <text:p text:style-name="P125"/>
      <text:p text:style-name="P130">Create an environment variable on cli:</text:p>
      <text:p text:style-name="P126"/>
      <text:p text:style-name="P126">MY_VAR="Ullet"</text:p>
      <text:p text:style-name="P126"/>
      <text:p text:style-name="P126">env |grep MY_VAR</text:p>
      <text:p text:style-name="P126">won’t appear nothing have to be exported. Will work only on the current bash instance.</text:p>
      <text:p text:style-name="P126"/>
      <text:p text:style-name="P126">export MY_VAR</text:p>
      <text:p text:style-name="P126"/>
      <text:p text:style-name="P126">env |grep MY_VAR</text:p>
      <text:p text:style-name="P126">MY_VAR=Ullet</text:p>
      <text:p text:style-name="P126"/>
      <text:p text:style-name="P55"/>
      <text:p text:style-name="P127">Then I can call it from the same CLI</text:p>
      <text:p text:style-name="P127"/>
      <text:p text:style-name="P127">echo “The content of the variable created is: $MY_VAR”</text:p>
      <text:p text:style-name="P127"/>
      <text:p text:style-name="P131">Export and create the variable at the same time:</text:p>
      <text:p text:style-name="P127"/>
      <text:p text:style-name="P127">export SEARCHSITE="http://www.google.com"</text:p>
      <text:p text:style-name="P127"/>
      <text:p text:style-name="P127">env |grep SEARC</text:p>
      <text:p text:style-name="P127">SEARCHSITE=http://www.google.com</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1-25T13:56:10.355943564</dc:date>
    <meta:editing-duration>PT13H30M8S</meta:editing-duration>
    <meta:editing-cycles>148</meta:editing-cycles>
    <meta:generator>LibreOffice/6.0.7.3$Linux_X86_64 LibreOffice_project/00m0$Build-3</meta:generator>
    <meta:document-statistic meta:table-count="0" meta:image-count="1" meta:object-count="0" meta:page-count="10" meta:paragraph-count="218" meta:word-count="1596" meta:character-count="9382" meta:non-whitespace-character-count="7779"/>
  </office:meta>
</office:document-meta>
</file>